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ouier New" svg:font-family="'Couier New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 style:list-style-name="L4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8" style:family="paragraph" style:parent-style-name="Standard" style:list-style-name="L4">
      <style:paragraph-properties fo:text-align="start" style:justify-single-word="false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Standard" style:list-style-name="L6">
      <style:paragraph-properties fo:text-align="start" style:justify-single-word="false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10" style:family="paragraph" style:parent-style-name="Standard" style:list-style-name="L8">
      <style:paragraph-properties fo:text-align="start" style:justify-single-word="false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11" style:family="paragraph" style:parent-style-name="Standard" style:list-style-name="L9">
      <style:paragraph-properties fo:text-align="start" style:justify-single-word="false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Standard" style:list-style-name="L10">
      <style:paragraph-properties fo:text-align="start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5">
      <style:paragraph-properties fo:margin-left="0.5102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 style:list-style-name="L5">
      <style:paragraph-properties fo:margin-left="0.5102in" fo:margin-right="0in" fo:text-align="start" style:justify-single-word="false" fo:text-indent="0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Footer">
      <style:text-properties style:font-name="Arial" fo:font-size="8pt" style:font-size-asian="8pt" style:font-size-complex="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New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3</text:p>
      <text:p text:style-name="P1">Configuring Linux for TCP/IP Networking</text:p>
      <text:p text:style-name="P1"/>
      <text:p text:style-name="P1"/>
      <text:p text:style-name="P2">Objectives</text:p>
      <text:list xml:id="list1114322008" text:style-name="L1">
        <text:list-item>
          <text:p text:style-name="P4">Configure a Linux PC for TCP/IP Networking</text:p>
        </text:list-item>
        <text:list-item>
          <text:p text:style-name="P4">Gather network related information of a Linux PC</text:p>
        </text:list-item>
        <text:list-item>
          <text:p text:style-name="P4">Compare network information of one Linux PC with another on the same network </text:p>
        </text:list-item>
        <text:list-item>
          <text:p text:style-name="P4">Learn to use Linux networking commands</text:p>
        </text:list-item>
        <text:list-item>
          <text:p text:style-name="P4">Observe name resolution occurrences using DNS</text:p>
        </text:list-item>
      </text:list>
      <text:p text:style-name="P2"/>
      <text:p text:style-name="P2">Prerequisites</text:p>
      <text:list xml:id="list1123650634" text:style-name="L2">
        <text:list-item>
          <text:p text:style-name="P5">A Linux PC connected to an Ethernet LAN</text:p>
        </text:list-item>
        <text:list-item>
          <text:p text:style-name="P5">Internet connection (via a router/gateway)</text:p>
        </text:list-item>
        <text:list-item>
          <text:p text:style-name="P5">Basic Linux skills (command line, text editing, man)</text:p>
        </text:list-item>
      </text:list>
      <text:p text:style-name="P2"/>
      <text:p text:style-name="P2">Discussion (<text:span text:style-name="T1">delivered by instructor)</text:span></text:p>
      <text:list xml:id="list1769740956" text:style-name="L3">
        <text:list-item>
          <text:p text:style-name="P6">Ethernet LAN</text:p>
        </text:list-item>
        <text:list-item>
          <text:p text:style-name="P6">Introduction to TCP/IP</text:p>
        </text:list-item>
        <text:list-item>
          <text:p text:style-name="P6">IP Addressing and Gateways</text:p>
        </text:list-item>
        <text:list-item>
          <text:p text:style-name="P6">Internet Services (name resolution, dynamic host configuration)</text:p>
        </text:list-item>
        <text:list-item>
          <text:p text:style-name="P6">Linux and TCP/IP</text:p>
        </text:list-item>
      </text:list>
      <text:p text:style-name="P2"/>
      <text:p text:style-name="P2">Activities</text:p>
      <text:list xml:id="list2035430722" text:style-name="L4">
        <text:list-item>
          <text:p text:style-name="P3">Check system information</text:p>
        </text:list-item>
      </text:list>
      <text:list xml:id="list1412498724" text:style-name="L5">
        <text:list-header>
          <text:p text:style-name="P13"><text:span text:style-name="T1">1. Open a terminal and obtain a root shell by typing </text:span><text:span text:style-name="T2">$sudo -s</text:span><text:span text:style-name="T1">. Using the </text:span><text:span text:style-name="T2">uname</text:span><text:span text:style-name="T1"> command with the correct options, what is the kernel in the linux distribution you are using?</text:span></text:p>
          <text:p text:style-name="P14"><text:span text:style-name="T1">________________________________________________________________________</text:span></text:p>
        </text:list-header>
      </text:list>
      <text:p text:style-name="P2"/>
      <text:list xml:id="list1148100703" text:continue-list="list2035430722" text:style-name="L4">
        <text:list-item>
          <text:p text:style-name="P3">Check what brand and model of NIC attached to your computer was detected by Linux</text:p>
        </text:list-item>
      </text:list>
      <text:p text:style-name="P2"><text:tab/><text:span text:style-name="T1">1. Using the </text:span><text:span text:style-name="T2">lspci</text:span><text:span text:style-name="T1"> command, what are the NICs available on your computer?</text:span></text:p>
      <text:p text:style-name="P2"><text:span text:style-name="T1"><text:tab/>________________________________________________________________________</text:span></text:p>
      <text:p text:style-name="P2"/>
      <text:list xml:id="list2145765036" text:continue-numbering="true" text:style-name="L4">
        <text:list-item>
          <text:p text:style-name="P3">Check for available drivers for your NIC</text:p>
        </text:list-item>
      </text:list>
      <text:p text:style-name="P2"><text:tab/><text:span text:style-name="T1">In linux, drivers are usually in the form of kernel modules (.ko). The </text:span><text:span text:style-name="T2">modprobe</text:span><text:span text:style-name="T1"> command is used to <text:tab/>manage linux kernel modules. View the man page for </text:span><text:span text:style-name="T2">modprobe</text:span><text:span text:style-name="T1">. Then view the list of available <text:tab/>drivers related to networking: </text:span><text:span text:style-name="T2">/sbin/modprobe -l | grep -i net</text:span><text:span text:style-name="T1">.</text:span></text:p>
      <text:p text:style-name="P2"><text:span text:style-name="T1"/></text:p>
      <text:p text:style-name="P2"><text:span text:style-name="T1"><text:tab/>Most of the Ethernet NICs we are using in the lab are made by 3Com. Look out for kernel modules <text:tab/>that start with </text:span><text:span text:style-name="T2">3c</text:span><text:span text:style-name="T1"> and </text:span><text:span text:style-name="T2">8139</text:span><text:span text:style-name="T1">. List five (5) of these kernel modules.</text:span></text:p>
      <text:p text:style-name="P2"><text:span text:style-name="T1"><text:tab/>________________________________________________________________________</text:span></text:p>
      <text:p text:style-name="P2"><text:tab/></text:p>
      <text:list xml:id="list1142490032" text:continue-numbering="true" text:style-name="L4">
        <text:list-item>
          <text:p text:style-name="P3">Load the appropriate driver</text:p>
        </text:list-item>
      </text:list>
      <text:p text:style-name="P2"><text:tab/><text:span text:style-name="T1">To load the selected driver: </text:span><text:span text:style-name="T2">/sbin/modprobe &lt;driver_name_with_no_extensions&gt;</text:span></text:p>
      <text:p text:style-name="P2"><text:span text:style-name="T1"><text:tab/>Normally the linux kernel detects the device and loads the appropriate driver. The driver <text:tab/>is aliased to <text:tab/>a more user friendly name such as </text:span><text:span text:style-name="T2">eth0</text:span><text:span text:style-name="T1"> or </text:span><text:span text:style-name="T2">eth1</text:span><text:span text:style-name="T1">. The alias is used in the configuration instead of <text:tab/>the driver name. udev is used to manage device directories and thus responsible for loading the <text:tab/>driver. Write the output of the following command (don't include comment lines): </text:span></text:p>
      <text:p text:style-name="P2"><text:span text:style-name="T1"><text:tab/></text:span><text:span text:style-name="T2">cat /etc/udev/rules.d/70-persistent-net.rules</text:span></text:p>
      <text:p text:style-name="P2"><text:span text:style-name="T1"><text:tab/>________________________________________________________________________</text:span></text:p>
      <text:p text:style-name="P2"><text:span text:style-name="T1"/></text:p>
      <text:list xml:id="list269815122" text:continue-numbering="true" text:style-name="L4">
        <text:list-item>
          <text:p text:style-name="P3">View loaded kernel modules</text:p>
        </text:list-item>
      </text:list>
      <text:p text:style-name="P2"><text:tab/><text:span text:style-name="T1">The </text:span><text:span text:style-name="T2">lsmod</text:span><text:span text:style-name="T1"> command is used to show all loaded kernel modules. Use the command to check if the <text:tab/>driver for the NIC has been loaded. Write five (5) other kernel modules you see.</text:span></text:p>
      <text:p text:style-name="P2"><text:span text:style-name="T1"><text:tab/>________________________________________________________________________</text:span></text:p>
      <text:p text:style-name="P2"/>
      <text:p text:style-name="P2"/>
      <text:p text:style-name="P2"/>
      <text:p text:style-name="P2"/>
      <text:p text:style-name="P2"/>
      <text:list xml:id="list1669317559" text:continue-numbering="true" text:style-name="L4">
        <text:list-item>
          <text:p text:style-name="P8"><text:soft-page-break/>Examine Ethernet link statistics</text:p>
        </text:list-item>
      </text:list>
      <text:p text:style-name="P7"><text:tab/><text:span text:style-name="T1">Using </text:span><text:span text:style-name="T2">ethtool</text:span><text:span text:style-name="T1"> command, obtain <text:s/>the following information for </text:span><text:span text:style-name="T2">eth0</text:span><text:span text:style-name="T1">.</text:span></text:p>
      <text:p text:style-name="P7"><text:span text:style-name="T1"/></text:p>
      <text:p text:style-name="P7"><text:span text:style-name="T1"><text:tab/>Supported ports: __________________________________________________________</text:span></text:p>
      <text:p text:style-name="P7"><text:span text:style-name="T1"><text:tab/>Supported link modes: _____________________________________________________</text:span></text:p>
      <text:p text:style-name="P7"><text:span text:style-name="T1"><text:tab/>Supports auto-negotiation: __________________________________________________</text:span></text:p>
      <text:p text:style-name="P7"><text:span text:style-name="T1"><text:tab/>Advertised link modes: _____________________________________________________</text:span></text:p>
      <text:p text:style-name="P7"><text:span text:style-name="T1"><text:tab/>Advertised auto-negotiation:_________________________________________________</text:span></text:p>
      <text:p text:style-name="P7"><text:span text:style-name="T1"><text:tab/>Speed: _________________________________________________________________</text:span></text:p>
      <text:p text:style-name="P7"><text:span text:style-name="T1"><text:tab/>Duplex: _________________________________________________________________</text:span></text:p>
      <text:p text:style-name="P7"><text:span text:style-name="T1"><text:tab/>Port: ___________________________________________________________________</text:span></text:p>
      <text:p text:style-name="P7"><text:span text:style-name="T1"><text:tab/>PHYAD: ________________________________________________________________</text:span></text:p>
      <text:p text:style-name="P7"><text:span text:style-name="T1"><text:tab/>Transceiver: _____________________________________________________________</text:span></text:p>
      <text:p text:style-name="P7"><text:span text:style-name="T1"><text:tab/>Auto-negotiation: _________________________________________________________</text:span></text:p>
      <text:p text:style-name="P7"><text:span text:style-name="T1"><text:tab/>Supports Wake-on: _______________________________________________________</text:span></text:p>
      <text:p text:style-name="P7"><text:span text:style-name="T1"><text:tab/>Wake-on: _______________________________________________________________</text:span></text:p>
      <text:p text:style-name="P7"><text:span text:style-name="T1"><text:tab/>Current message level: ____________________________________________________</text:span></text:p>
      <text:p text:style-name="P7"><text:span text:style-name="T1"><text:tab/>Link detected: ____________________________________________________________</text:span></text:p>
      <text:p text:style-name="P7"/>
      <text:list xml:id="list1072999409" text:continue-numbering="true" text:style-name="L4">
        <text:list-item>
          <text:p text:style-name="P8">Gather existing network interface information</text:p>
        </text:list-item>
      </text:list>
      <text:p text:style-name="P7"><text:tab/><text:span text:style-name="T1">View the man page for the ifconfig command. Using this command, do the steps described and <text:tab/>answer the questions.</text:span></text:p>
      <text:p text:style-name="P7"><text:span text:style-name="T1"><text:tab/></text:span></text:p>
      <text:list xml:id="list523989906" text:style-name="L6">
        <text:list-item>
          <text:list>
            <text:list-item>
              <text:list>
                <text:list-item>
                  <text:p text:style-name="P9"><text:span text:style-name="T1">Write the names of all available interfaces?</text:span></text:p>
                  <text:p text:style-name="P9"><text:span text:style-name="T1">________________________________________________________________</text:span></text:p>
                </text:list-item>
                <text:list-item>
                  <text:p text:style-name="P9"><text:span text:style-name="T1">Choose one interface and write down the following information:</text:span></text:p>
                </text:list-item>
              </text:list>
            </text:list-item>
          </text:list>
        </text:list-item>
      </text:list>
      <text:p text:style-name="P7"><text:span text:style-name="T1"/></text:p>
      <text:p text:style-name="P7"><text:span text:style-name="T1"><text:tab/><text:tab/>Link encapsulation: _________________________________________________</text:span></text:p>
      <text:p text:style-name="P7"><text:span text:style-name="T1"><text:tab/><text:tab/>Hardware Address: _________________________________________________</text:span></text:p>
      <text:p text:style-name="P7"><text:span text:style-name="T1"><text:tab/><text:tab/>Inet Address: ______________________________________________________</text:span></text:p>
      <text:p text:style-name="P7"><text:span text:style-name="T1"><text:tab/><text:tab/>Bcast Address: _____________________________________________________</text:span></text:p>
      <text:p text:style-name="P7"><text:span text:style-name="T1"><text:tab/><text:tab/>Network Mask: _____________________________________________________</text:span></text:p>
      <text:p text:style-name="P7"><text:span text:style-name="T1"><text:tab/><text:tab/>MTU: _____________________________________________________________</text:span></text:p>
      <text:p text:style-name="P7"/>
      <text:list xml:id="list614668502" text:continue-list="list1072999409" text:style-name="L4">
        <text:list-item>
          <text:p text:style-name="P8">Static IP configuration</text:p>
        </text:list-item>
      </text:list>
      <text:p text:style-name="P7"><text:tab/><text:span text:style-name="T1">Using ifconfig, configure an active interface with the IP address assigned by your instructor. Write the <text:tab/>complete command to accomplish this task.</text:span></text:p>
      <text:p text:style-name="P7"><text:span text:style-name="T1"><text:tab/>________________________________________________________________________</text:span></text:p>
      <text:p text:style-name="P7"/>
      <text:list xml:id="list207892587" text:continue-numbering="true" text:style-name="L4">
        <text:list-item>
          <text:p text:style-name="P8">Compare your configuration with your classmates</text:p>
        </text:list-item>
      </text:list>
      <text:p text:style-name="P7"><text:tab/><text:span text:style-name="T1">Name of classmate 1: ______________________________________________________</text:span></text:p>
      <text:p text:style-name="P7"><text:span text:style-name="T1"><text:tab/>IP Address 1: _____________________________________________________________</text:span></text:p>
      <text:p text:style-name="P7"><text:span text:style-name="T1"><text:tab/>Physical Address 1: ________________________________________________________</text:span></text:p>
      <text:p text:style-name="P7"/>
      <text:p text:style-name="P7"><text:tab/><text:span text:style-name="T1">Name of classmate 2: ______________________________________________________</text:span></text:p>
      <text:p text:style-name="P7"><text:span text:style-name="T1"><text:tab/>IP Address 2: _____________________________________________________________</text:span></text:p>
      <text:p text:style-name="P7"><text:span text:style-name="T1"><text:tab/>Physical Address 2: ________________________________________________________</text:span></text:p>
      <text:p text:style-name="P7"/>
      <text:list xml:id="list614339365" text:continue-numbering="true" text:style-name="L4">
        <text:list-item>
          <text:p text:style-name="P8">Check for connectivity with other hosts on the network</text:p>
        </text:list-item>
      </text:list>
      <text:p text:style-name="P7"><text:tab/><text:span text:style-name="T1">View the man page for the ping command. Ping the following using three (3) packets only. For each <text:tab/>item, supply the following.</text:span></text:p>
      <text:p text:style-name="P7"><text:span text:style-name="T1"><text:tab/>How many packets were sent? ______ <text:s text:c="2"/>How many packets were received? ______</text:span></text:p>
      <text:p text:style-name="P7"><text:span text:style-name="T1"><text:tab/>How many packets were lost? ______</text:span></text:p>
      <text:list xml:id="list1783558067" text:style-name="L8">
        <text:list-item>
          <text:list>
            <text:list-item>
              <text:list>
                <text:list-item>
                  <text:p text:style-name="P10"><text:span text:style-name="T1">Your IP Address</text:span></text:p>
                </text:list-item>
                <text:list-item>
                  <text:p text:style-name="P10"><text:span text:style-name="T1">IP Address of classmate 1</text:span></text:p>
                </text:list-item>
                <text:list-item>
                  <text:p text:style-name="P10"><text:span text:style-name="T1">IP Address of classmate 2</text:span></text:p>
                </text:list-item>
                <text:list-item>
                  <text:p text:style-name="P10"><text:span text:style-name="T1">127.0.0.1</text:span></text:p>
                </text:list-item>
                <text:list-item>
                  <text:p text:style-name="P10"><text:span text:style-name="T1">202.92.144.1</text:span></text:p>
                </text:list-item>
                <text:list-item>
                  <text:p text:style-name="P10"><text:span text:style-name="T1">caladbolg.uplb.edu.ph</text:span></text:p>
                </text:list-item>
                <text:list-item>
                  <text:p text:style-name="P10"><text:span text:style-name="T1">broadcast address (Bcast field in </text:span><text:span text:style-name="T2">ifconfig's</text:span><text:span text:style-name="T1"> output) What IP addresses replied?</text:span></text:p>
                </text:list-item>
              </text:list>
            </text:list-item>
          </text:list>
        </text:list-item>
      </text:list>
      <text:p text:style-name="P7"><text:span text:style-name="T1"/></text:p>
      <text:list xml:id="list1299888948" text:continue-list="list614339365" text:style-name="L4">
        <text:list-item>
          <text:p text:style-name="P8"><text:soft-page-break/>Dynamic host configuration</text:p>
        </text:list-item>
      </text:list>
      <text:p text:style-name="P7"><text:tab/><text:span text:style-name="T1">View the man page for dhclient. Configure an interface using this command to obtain the following <text:tab/>information.</text:span></text:p>
      <text:p text:style-name="P7"><text:span text:style-name="T1"/></text:p>
      <text:p text:style-name="P7"><text:span text:style-name="T1"><text:tab/>a. What is the IP address of the DHCP server that gave the host information?</text:span></text:p>
      <text:p text:style-name="P7"><text:span text:style-name="T1"><text:tab/>DHCP server IP: _____________________</text:span></text:p>
      <text:p text:style-name="P7"><text:span text:style-name="T1"><text:tab/></text:span></text:p>
      <text:p text:style-name="P7"><text:span text:style-name="T1"><text:tab/>b. Using </text:span><text:span text:style-name="T2">ifconfig</text:span></text:p>
      <text:p text:style-name="P7"><text:span text:style-name="T1"><text:tab/>IP Address assigned: _______________</text:span></text:p>
      <text:p text:style-name="P7"><text:span text:style-name="T1"><text:tab/>Broadcast Address: _____________</text:span></text:p>
      <text:p text:style-name="P7"><text:span text:style-name="T1"><text:tab/>Network Mask: _____________</text:span></text:p>
      <text:p text:style-name="P7"><text:span text:style-name="T1"/></text:p>
      <text:p text:style-name="P7"><text:span text:style-name="T1"><text:tab/>c. Using </text:span><text:span text:style-name="T2">route</text:span></text:p>
      <text:p text:style-name="P7"><text:span text:style-name="T1"><text:tab/>Default Gateway: _______________</text:span></text:p>
      <text:p text:style-name="P7"><text:span text:style-name="T1"/></text:p>
      <text:p text:style-name="P7"><text:span text:style-name="T1"><text:tab/>d. Using </text:span><text:span text:style-name="T2">hostname</text:span></text:p>
      <text:p text:style-name="P7"><text:span text:style-name="T1"><text:tab/>Host name: ___________</text:span></text:p>
      <text:p text:style-name="P7"><text:span text:style-name="T1"/></text:p>
      <text:p text:style-name="P7"><text:span text:style-name="T1"><text:tab/>e. Using </text:span><text:span text:style-name="T2">cat /etc/resolv.conf</text:span></text:p>
      <text:p text:style-name="P7"><text:span text:style-name="T1"><text:tab/>DNS suffix name: ____________</text:span></text:p>
      <text:p text:style-name="P7"><text:span text:style-name="T1"><text:tab/>DNS servers (IP addresses) : ______________________</text:span></text:p>
      <text:p text:style-name="P7"/>
      <text:list xml:id="list815546607" text:continue-numbering="true" text:style-name="L4">
        <text:list-item>
          <text:p text:style-name="P8">Do Activity 10 using the new configuration.</text:p>
        </text:list-item>
      </text:list>
      <text:p text:style-name="P7"><text:tab/><text:span text:style-name="T1">Did you notice any difference in the results? Describe.</text:span></text:p>
      <text:p text:style-name="P7"><text:span text:style-name="T1"><text:tab/>__________________________________________________________________________</text:span></text:p>
      <text:p text:style-name="P7"/>
      <text:list xml:id="list1279040767" text:continue-numbering="true" text:style-name="L4">
        <text:list-item>
          <text:p text:style-name="P8">Network statistics</text:p>
        </text:list-item>
      </text:list>
      <text:p text:style-name="P7"><text:tab/><text:span text:style-name="T1">View the man page for netstat command. Using this command, obtain the following information.</text:span></text:p>
      <text:p text:style-name="P7"><text:span text:style-name="T1"/></text:p>
      <text:list xml:id="list1215103546" text:style-name="L9">
        <text:list-item>
          <text:list>
            <text:list-item>
              <text:list>
                <text:list-item>
                  <text:p text:style-name="P11"><text:span text:style-name="T1">IP</text:span></text:p>
                </text:list-item>
              </text:list>
            </text:list-item>
          </text:list>
        </text:list-item>
      </text:list>
      <text:p text:style-name="P7"><text:span text:style-name="T1"><text:tab/><text:tab/>Total packets received: ___________</text:span></text:p>
      <text:p text:style-name="P7"><text:span text:style-name="T1"><text:tab/><text:tab/>Incoming packets delivered: ________</text:span></text:p>
      <text:p text:style-name="P7"><text:span text:style-name="T1"><text:tab/><text:tab/>Requests sent out ________</text:span></text:p>
      <text:list xml:id="list1298603937" text:continue-numbering="true" text:style-name="L9">
        <text:list-item>
          <text:list>
            <text:list-item>
              <text:list>
                <text:list-item>
                  <text:p text:style-name="P11"><text:span text:style-name="T1">TCP</text:span></text:p>
                </text:list-item>
              </text:list>
            </text:list-item>
          </text:list>
        </text:list-item>
      </text:list>
      <text:p text:style-name="P7"><text:span text:style-name="T1"><text:tab/><text:tab/>Active connection openings: ________</text:span></text:p>
      <text:p text:style-name="P7"><text:span text:style-name="T1"><text:tab/><text:tab/>Passive connections ________</text:span></text:p>
      <text:p text:style-name="P7"><text:span text:style-name="T1"><text:tab/><text:tab/>Failed connection attempts:________</text:span></text:p>
      <text:p text:style-name="P7"><text:span text:style-name="T1"><text:tab/><text:tab/>Connection resets received: ________</text:span></text:p>
      <text:p text:style-name="P7"><text:span text:style-name="T1"><text:tab/><text:tab/>Connections established: _______</text:span></text:p>
      <text:p text:style-name="P7"><text:span text:style-name="T1"><text:tab/><text:tab/>Segments received: _______</text:span></text:p>
      <text:p text:style-name="P7"><text:span text:style-name="T1"><text:tab/><text:tab/>Segments send out: _______</text:span></text:p>
      <text:p text:style-name="P7"><text:span text:style-name="T1"><text:tab/><text:tab/>Segments retransmitted: _______</text:span></text:p>
      <text:p text:style-name="P7"><text:span text:style-name="T1"><text:tab/><text:tab/>Bad segments received: _______</text:span></text:p>
      <text:p text:style-name="P7"><text:span text:style-name="T1"><text:tab/><text:tab/>Resets sent _______</text:span></text:p>
      <text:p text:style-name="P7"/>
      <text:list xml:id="list475458268" text:continue-list="list1279040767" text:style-name="L4">
        <text:list-item>
          <text:p text:style-name="P8">Reflection</text:p>
        </text:list-item>
      </text:list>
      <text:list xml:id="list1740504996" text:style-name="L10">
        <text:list-item>
          <text:list>
            <text:list-item>
              <text:list>
                <text:list-item>
                  <text:p text:style-name="P12">Write two questions that came across your mind while you are doing the activities.</text:p>
                  <text:p text:style-name="P12">_________________________________________________________________</text:p>
                  <text:p text:style-name="P12"/>
                </text:list-item>
                <text:list-item>
                  <text:p text:style-name="P12">Write down which activity you liked best and explain why you liked the activity. What particular tidbit of knowledge did you learn?</text:p>
                  <text:p text:style-name="P12">_________________________________________________________________</text:p>
                </text:list-item>
              </text:list>
            </text:list-item>
          </text:list>
        </text:list-item>
      </text:list>
      <text:p text:style-name="P7"/>
      <text:p text:style-name="P7"/>
      <text:p text:style-name="P7">Command List</text:p>
      <text:p text:style-name="P7"><text:tab/><text:span text:style-name="T1">modprobe/lsmod, ifconfig, /etc/init.d/networking, netstat, ping, traceroute, hostname, dig, ethtool, arp, <text:tab/>dhclient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ier New" svg:font-family="'Couier New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Arial" fo:font-size="8pt" style:font-size-asian="8pt" style:font-size-complex="8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MSC 137 2009-2010 jachermocilla@gmail.com<text:tab/><text:tab/>Institute of Computer Science, CAS, UPLB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eph Anthony C Hermocilla</meta:initial-creator>
    <meta:creation-date>2009-07-06T15:00:14</meta:creation-date>
    <dc:date>2009-07-07T10:51:06</dc:date>
    <dc:creator>Joseph Anthony C Hermocilla</dc:creator>
    <meta:editing-duration>PT02H34M43S</meta:editing-duration>
    <meta:editing-cycles>41</meta:editing-cycles>
    <meta:generator>OpenOffice.org/3.0$Linux OpenOffice.org_project/300m15$Build-9379</meta:generator>
    <meta:printed-by>Joseph Anthony C Hermocilla</meta:printed-by>
    <meta:print-date>2009-07-07T10:45:12</meta:print-date>
    <meta:document-statistic meta:table-count="0" meta:image-count="0" meta:object-count="0" meta:page-count="3" meta:paragraph-count="132" meta:word-count="866" meta:character-count="7688"/>
    <meta:user-defined meta:name="Info 1"/>
    <meta:user-defined meta:name="Info 2"/>
    <meta:user-defined meta:name="Info 3"/>
    <meta:user-defined meta:name="Info 4"/>
  </office:meta>
</office:document-meta>
</file>